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b98f4"/>
    </style:style>
    <style:style style:name="T1" style:family="text">
      <style:text-properties officeooo:rsid="001a545f"/>
    </style:style>
    <style:style style:name="T2" style:family="text">
      <style:text-properties officeooo:rsid="001b9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Sources (<text:span text:style-name="T2">unvetted</text:span> list):</text:p>
      <text:p text:style-name="Standard">Rational Wiki <text:span text:style-name="T2">&lt;rationalwiki.org&gt;</text:span></text:p>
      <text:p text:style-name="P1">Conservapedia (<text:span text:style-name="T1">as example of pseudo-/antiscience, </text:span><text:span text:style-name="T2">ignore its motto</text:span>) <text:span text:style-name="T2">&lt;http://www.conservapedia.com/Main_Page&gt;</text:span></text:p>
      <text:p text:style-name="Standard">IPCC</text:p>
      <text:p text:style-name="Standard">quackwatch.org</text:p>
      <text:p text:style-name="Standard"><text:a xlink:type="simple" xlink:href="http://ebookbrowse.com/gdoc.php?id=190818467&amp;url=e74f741bf3b01e2807130962cb944ebf">http://ebookbrowse.com/gdoc.php?id=190818467&amp;url=e74f741bf3b01e2807130962cb944ebf</text:a></text:p>
      <text:p text:style-name="Standard"><text:a xlink:type="simple" xlink:href="http://skepdic.com/pseudosc.html">http://skepdic.com/pseudosc.html</text:a></text:p>
      <text:p text:style-name="Standard"><text:a xlink:type="simple" xlink:href="http://www.wired.com/business/2012/12/pseudo-science-saps-the-power-of-tedx/">http://www.wired.com/business/2012/12/pseudo-science-saps-the-power-of-tedx/</text:a></text:p>
      <text:p text:style-name="Standard"><text:a xlink:type="simple" xlink:href="http://www.scientificamerican.com/article.cfm?id=what-is-pseudoscience">http://www.scientificamerican.com/article.cfm?id=what-is-pseudoscience</text:a></text:p>
      <text:p text:style-name="Standard"><text:a xlink:type="simple" xlink:href="http://www.chicagoreader.com/Bleader/archives/2013/02/25/pseudoscience-in-the-new-york-times">http://www.chicagoreader.com/Bleader/archives/2013/02/25/pseudoscience-in-the-new-york-times</text:a></text:p>
      <text:p text:style-name="Standard"/>
      <text:p text:style-name="Standard"><text:tab/><text:span text:style-name="T2">MLA formatted and vetted Sources:</text:span></text:p>
      <text:p text:style-name="Standard"><text:span text:style-name="T2"/></text:p>
      <text:p text:style-name="Standard"><text:span text:style-name="T2"/></text:p>
      <text:p text:style-name="Standard"/>
      <text:p text:style-name="P1"><text:span text:style-name="T2"><text:tab/>Outline: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h Gaertner</meta:initial-creator>
    <meta:creation-date>2013-02-26T09:10:01</meta:creation-date>
    <dc:date>2013-02-28T09:17:42</dc:date>
    <dc:creator>Jeremiah Gaertner</dc:creator>
    <meta:editing-duration>PT7H15M59S</meta:editing-duration>
    <meta:editing-cycles>3</meta:editing-cycles>
    <meta:generator>LibreOffice/4.0.0.3$MacOSX_x86 LibreOffice_project/53fd80e80f44edd735c18dbc5b6cde811e0a15c</meta:generator>
    <meta:document-statistic meta:table-count="0" meta:image-count="0" meta:object-count="0" meta:page-count="1" meta:paragraph-count="12" meta:word-count="28" meta:character-count="577" meta:non-whitespace-character-count="558"/>
  </office:meta>
</office:document-meta>
</file>